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37e4c"/>
    </style:style>
    <style:style style:name="P52" style:family="paragraph" style:parent-style-name="Standard">
      <style:text-properties officeooo:paragraph-rsid="0d17169e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8c21b9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dc75ecf"/>
    </style:style>
    <style:style style:name="P62" style:family="paragraph" style:parent-style-name="Standard">
      <style:text-properties officeooo:paragraph-rsid="0dc8ca39"/>
    </style:style>
    <style:style style:name="P63" style:family="paragraph" style:parent-style-name="Standard">
      <style:text-properties officeooo:paragraph-rsid="0dd5b7dc"/>
    </style:style>
    <style:style style:name="P64" style:family="paragraph" style:parent-style-name="Standard">
      <style:text-properties officeooo:paragraph-rsid="0dd73527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0dd9c2"/>
    </style:style>
    <style:style style:name="P75" style:family="paragraph" style:parent-style-name="Standard">
      <style:text-properties officeooo:paragraph-rsid="0e0e55f6"/>
    </style:style>
    <style:style style:name="P76" style:family="paragraph" style:parent-style-name="Standard">
      <style:text-properties officeooo:paragraph-rsid="0e1139eb"/>
    </style:style>
    <style:style style:name="P77" style:family="paragraph" style:parent-style-name="Standard">
      <style:text-properties officeooo:paragraph-rsid="0e15127b"/>
    </style:style>
    <style:style style:name="P78" style:family="paragraph" style:parent-style-name="Standard">
      <style:text-properties officeooo:paragraph-rsid="0e2a40f4"/>
    </style:style>
    <style:style style:name="P79" style:family="paragraph" style:parent-style-name="Standard">
      <style:text-properties officeooo:paragraph-rsid="0e2f7716"/>
    </style:style>
    <style:style style:name="P80" style:family="paragraph" style:parent-style-name="Footnote">
      <style:text-properties officeooo:rsid="043ccc66" officeooo:paragraph-rsid="0c397b0b"/>
    </style:style>
    <style:style style:name="P81" style:family="paragraph" style:parent-style-name="Footnote">
      <style:text-properties officeooo:paragraph-rsid="0cfb8404"/>
    </style:style>
    <style:style style:name="P82" style:family="paragraph" style:parent-style-name="Footnote">
      <style:text-properties officeooo:paragraph-rsid="0d4c0055"/>
    </style:style>
    <style:style style:name="P83" style:family="paragraph" style:parent-style-name="Footnote">
      <style:text-properties officeooo:paragraph-rsid="0d5dc5cc"/>
    </style:style>
    <style:style style:name="P84" style:family="paragraph" style:parent-style-name="Footnote">
      <style:text-properties officeooo:paragraph-rsid="0dd16467"/>
    </style:style>
    <style:style style:name="P85" style:family="paragraph" style:parent-style-name="Footnote">
      <style:text-properties officeooo:paragraph-rsid="0de5d71d"/>
    </style:style>
    <style:style style:name="P86" style:family="paragraph" style:parent-style-name="Footnote">
      <style:text-properties officeooo:paragraph-rsid="0de71249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e24c429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31161c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1161c"/>
    </style:style>
    <style:style style:name="P95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text-properties officeooo:paragraph-rsid="0e31161c"/>
    </style:style>
    <style:style style:name="P97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4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7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11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2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13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4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5" style:family="text">
      <style:text-properties fo:color="#000000" style:font-name="Ubuntu3" fo:font-size="12pt" style:font-size-asian="12pt" style:font-size-complex="12pt"/>
    </style:style>
    <style:style style:name="T316" style:family="text">
      <style:text-properties fo:color="#000000" style:font-name="Ubuntu3" fo:font-size="12pt" officeooo:rsid="004804ae" style:font-size-asian="12pt" style:font-size-complex="12pt"/>
    </style:style>
    <style:style style:name="T317" style:family="text">
      <style:text-properties fo:color="#000000" style:font-name="Ubuntu3" fo:font-size="12pt" officeooo:rsid="0d21a97c" style:font-size-asian="12pt" style:font-size-complex="12pt"/>
    </style:style>
    <style:style style:name="T318" style:family="text">
      <style:text-properties fo:color="#000000" style:font-name="Ubuntu3" fo:font-size="12pt" officeooo:rsid="0d2ecc1a" style:font-size-asian="12pt" style:font-size-complex="12pt"/>
    </style:style>
    <style:style style:name="T319" style:family="text">
      <style:text-properties fo:color="#000000" style:text-underline-style="none" officeooo:rsid="0bd0b23f" style:font-size-asian="12pt" style:font-size-complex="12pt"/>
    </style:style>
    <style:style style:name="T32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2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3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4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5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style:font-name="Ubuntu" fo:font-size="12pt" fo:language="nl" fo:country="NL" officeooo:rsid="0e31161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0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1" style:family="text">
      <style:text-properties style:use-window-font-color="true"/>
    </style:style>
    <style:style style:name="T35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8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3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9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0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1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2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83" style:family="text">
      <style:text-properties style:use-window-font-color="true" officeooo:rsid="047da547"/>
    </style:style>
    <style:style style:name="T384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5" style:family="text">
      <style:text-properties officeooo:rsid="047fb57c"/>
    </style:style>
    <style:style style:name="T386" style:family="text">
      <style:text-properties officeooo:rsid="047da547"/>
    </style:style>
    <style:style style:name="T387" style:family="text">
      <style:text-properties officeooo:rsid="01657261" style:font-size-asian="12pt" style:font-size-complex="12pt"/>
    </style:style>
    <style:style style:name="T388" style:family="text">
      <style:text-properties officeooo:rsid="04473353"/>
    </style:style>
    <style:style style:name="T389" style:family="text">
      <style:text-properties fo:font-weight="normal" style:font-weight-asian="normal" style:font-weight-complex="normal"/>
    </style:style>
    <style:style style:name="T390" style:family="text">
      <style:text-properties fo:font-weight="normal" officeooo:rsid="0d53468e" style:font-weight-asian="normal" style:font-weight-complex="normal"/>
    </style:style>
    <style:style style:name="T391" style:family="text">
      <style:text-properties fo:font-weight="normal" officeooo:rsid="0d5e9ec2" style:font-weight-asian="normal" style:font-weight-complex="normal"/>
    </style:style>
    <style:style style:name="T392" style:family="text">
      <style:text-properties fo:font-weight="normal" officeooo:rsid="0d516aa8" style:font-weight-asian="normal" style:font-weight-complex="normal"/>
    </style:style>
    <style:style style:name="T393" style:family="text">
      <style:text-properties fo:font-weight="normal" officeooo:rsid="0d6a0c36" style:font-weight-asian="normal" style:font-weight-complex="normal"/>
    </style:style>
    <style:style style:name="T394" style:family="text">
      <style:text-properties officeooo:rsid="06049971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officeooo:rsid="06049971" style:font-weight-asian="bold" style:font-weight-complex="bold"/>
    </style:style>
    <style:style style:name="T397" style:family="text">
      <style:text-properties fo:font-weight="bold" officeooo:rsid="0e0463fc" style:font-weight-asian="bold" style:font-weight-complex="bold"/>
    </style:style>
    <style:style style:name="T398" style:family="text">
      <style:text-properties officeooo:rsid="0594b105"/>
    </style:style>
    <style:style style:name="T399" style:family="text">
      <style:text-properties officeooo:rsid="0aace3cd"/>
    </style:style>
    <style:style style:name="T400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01" style:family="text">
      <style:text-properties fo:font-size="10pt" style:font-size-asian="10pt" style:font-size-complex="10pt"/>
    </style:style>
    <style:style style:name="T402" style:family="text">
      <style:text-properties fo:font-size="10pt" officeooo:rsid="06049971" style:font-size-asian="10pt" style:font-size-complex="10pt"/>
    </style:style>
    <style:style style:name="T403" style:family="text">
      <style:text-properties fo:font-size="10pt" officeooo:rsid="0db4d737" style:font-size-asian="10pt" style:font-size-complex="10pt"/>
    </style:style>
    <style:style style:name="T404" style:family="text">
      <style:text-properties fo:font-size="10pt" officeooo:rsid="0db5d4ba" style:font-size-asian="10pt" style:font-size-complex="10pt"/>
    </style:style>
    <style:style style:name="T405" style:family="text">
      <style:text-properties fo:font-size="10pt" officeooo:rsid="0dd944c0" style:font-size-asian="10pt" style:font-style-asian="italic" style:font-size-complex="10pt" style:font-style-complex="italic"/>
    </style:style>
    <style:style style:name="T406" style:family="text">
      <style:text-properties fo:font-size="10pt" officeooo:rsid="06049971" style:font-size-asian="10pt" style:font-style-asian="italic" style:font-size-complex="10pt" style:font-style-complex="italic"/>
    </style:style>
    <style:style style:name="T407" style:family="text">
      <style:text-properties officeooo:rsid="0394a435"/>
    </style:style>
    <style:style style:name="T408" style:family="text">
      <style:text-properties officeooo:rsid="0b668458"/>
    </style:style>
    <style:style style:name="T409" style:family="text">
      <style:text-properties officeooo:rsid="0c125172"/>
    </style:style>
    <style:style style:name="T410" style:family="text">
      <style:text-properties officeooo:rsid="0d4b2054"/>
    </style:style>
    <style:style style:name="T411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officeooo:rsid="0d1ec96e"/>
    </style:style>
    <style:style style:name="T413" style:family="text">
      <style:text-properties officeooo:rsid="0d4a40eb"/>
    </style:style>
    <style:style style:name="T414" style:family="text">
      <style:text-properties officeooo:rsid="0d53468e"/>
    </style:style>
    <style:style style:name="T415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16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17" style:family="text">
      <style:text-properties officeooo:rsid="0de51e68"/>
    </style:style>
    <style:style style:name="T418" style:family="text">
      <style:text-properties officeooo:rsid="0e0463fc"/>
    </style:style>
    <style:style style:name="T419" style:family="text">
      <style:text-properties officeooo:rsid="0e31161c"/>
    </style:style>
    <style:style style:name="T420" style:family="text">
      <style:text-properties officeooo:rsid="0e03342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3" form:id="control3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5" form:id="control3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6" form:id="control3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7" form:id="control3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8" form:id="control3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Strong_20_Emphasis"><text:span text:style-name="T279">C</text:span></text:span><text:span text:style-name="Strong_20_Emphasis"><text:span text:style-name="T275">hecklist voor </text:span></text:span><text:span text:style-name="Strong_20_Emphasis"><text:span text:style-name="T282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83">Debian</text:span></text:span><text:reference-mark-end text:name="Distributie"/><text:span text:style-name="Strong_20_Emphasis"><text:span text:style-name="T287"> </text:span></text:span><text:span text:style-name="Strong_20_Emphasis"><text:span text:style-name="T289">GNU/Linux </text:span></text:span><text:reference-mark-start text:name="Versie"/><text:span text:style-name="Strong_20_Emphasis"><text:span text:style-name="T283">1</text:span></text:span><text:span text:style-name="Strong_20_Emphasis"><text:span text:style-name="T284">1</text:span></text:span><text:reference-mark-end text:name="Versie"/><text:span text:style-name="Strong_20_Emphasis"><text:span text:style-name="T276"> </text:span></text:span><text:span text:style-name="Strong_20_Emphasis"><text:span text:style-name="T285">LTS</text:span></text:span><text:span text:style-name="Strong_20_Emphasis"><text:span text:style-name="T276"><text:note text:id="ftn1" text:note-class="footnote"><text:note-citation>1</text:note-citation><text:note-body><text:p text:style-name="P84"><text:span text:style-name="T407">Deze versie heeft codenaam </text:span><text:span text:style-name="T325">B</text:span><text:span text:style-name="T333">ullseye</text:span><text:span text:style-name="T408"> </text:span><text:span text:style-name="T409">(</text:span><text:span text:style-name="T333">bullseye</text:span><text:span text:style-name="T409">)</text:span><text:span text:style-name="T408"> </text:span><text:span text:style-name="T326">en is een zogenaamde LTS-versie (Long-Term Support, langetermijnondersteuning). <text:s/></text:span><text:span text:style-name="T327">Deze</text:span><text:span text:style-name="T326"> LTS-versie versch</text:span><text:span text:style-name="T327">een </text:span><text:span text:style-name="T332">in </text:span><text:span text:style-name="T334">augustus</text:span><text:span text:style-name="T326"> 20</text:span><text:span text:style-name="T334">2</text:span><text:span text:style-name="T327">1</text:span><text:span text:style-name="T326"> en wordt vanaf vrijgave </text:span><text:span text:style-name="T332">vijf</text:span><text:span text:style-name="T326"> jaar ondersteund</text:span><text:span text:style-name="T328"> </text:span><text:span text:style-name="T326">(</text:span><text:span text:style-name="T329">updates </text:span><text:span text:style-name="T326">tot </text:span><text:span text:style-name="T334">augustus</text:span><text:span text:style-name="T327"> </text:span><text:span text:style-name="T326">202</text:span><text:span text:style-name="T334">6</text:span><text:span text:style-name="T328">)</text:span><text:span text:style-name="T330">.</text:span></text:p></text:note-body></text:note></text:span></text:span><text:span text:style-name="Strong_20_Emphasis"><text:span text:style-name="T285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8">.</text:span></text:span></text:p>
      <text:p text:style-name="P9"/>
      <text:p text:style-name="P26"><text:span text:style-name="T20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5"> </text:span><text:span text:style-name="T352">voor</text:span><text:span text:style-name="T353"> </text:span><text:span text:style-name="T354">deze en andere </text:span><text:span text:style-name="T21">checklists, scripts, en overige bestanden.</text:span></text:p>
      <text:p text:style-name="P21"/>
      <text:p text:style-name="P49"><text:span text:style-name="T176">D</text:span><text:span text:style-name="T175">it is een invulbare PD</text:span><text:span text:style-name="T177">F</text:span><text:span text:style-name="T175"> met tekst- en keuzevakken; </text:span><text:span text:style-name="T178">a</text:span><text:span text:style-name="T175">fdrukken is niet noodzakelijk.</text:span></text:p>
      <text:p text:style-name="P10"/>
      <text:p text:style-name="P10">V<text:span text:style-name="T385">ul de waarden in het tekstvak achter de </text:span><text:span text:style-name="Definition"><text:span text:style-name="T386">schuingedrukte</text:span></text:span> <text:span text:style-name="T386">woorden </text:span><text:span text:style-name="T383">(zie toelichting)</text:span><text:span text:style-name="T386">:</text:span></text:p>
      <text:p text:style-name="P3"><text:span text:style-name="Definition"><text:span text:style-name="T359">g</text:span></text:span><text:span text:style-name="Definition"><text:span text:style-name="T358">ebruiker</text:span></text:span><text:span text:style-name="Definition"><text:span text:style-name="T360"><text:tab/><text:tab/></text:span></text:span><text:span text:style-name="Definition"><text:span text:style-name="T351"> <text:tab/><text:tab/></text:span></text:span><text:span text:style-name="T361"><draw:control text:anchor-type="as-char" svg:y="-0.429cm" draw:z-index="32" draw:name="Gebruiker" draw:style-name="gr2" draw:text-style-name="P99" svg:width="6.061cm" svg:height="0.6cm" draw:control="control33"><svg:title>Gebruiker</svg:title><svg:desc>Volledige naam, bijv. Jan Stek</svg:desc></draw:control></text:span><text:span text:style-name="T361"><text:tab/></text:span><text:span text:style-name="T362">(</text:span><text:span text:style-name="T380">volledige naam, bijv. </text:span><text:span text:style-name="T382">Karel Kamer</text:span><text:span text:style-name="T381">)</text:span></text:p>
      <text:p text:style-name="Standard"><text:span text:style-name="Definition"><text:span text:style-name="T359">g</text:span></text:span><text:span text:style-name="Definition"><text:span text:style-name="T358">ebruikersnaam<text:tab/><text:tab/></text:span></text:span><text:span text:style-name="Definition"><text:span text:style-name="T358"><draw:control text:anchor-type="as-char" svg:y="-0.429cm" draw:z-index="33" draw:name="Gberuikersnaam" draw:style-name="gr2" draw:text-style-name="P99" svg:width="6.061cm" svg:height="0.6cm" draw:control="control34"><svg:title>Gebruikersnaam</svg:title><svg:desc>Korte naam, bijv. jan</svg:desc></draw:control></text:span></text:span><text:span text:style-name="Definition"><text:span text:style-name="T358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74">c</text:span></text:span><text:span text:style-name="Definition"><text:span text:style-name="T373">omputernaam<text:tab/><text:tab/></text:span></text:span><text:span text:style-name="Definition"><text:span text:style-name="T361"><draw:control text:anchor-type="as-char" svg:y="-0.429cm" draw:z-index="34" draw:name="Computernaam" draw:style-name="gr2" draw:text-style-name="P99" svg:width="6.061cm" svg:height="0.6cm" draw:control="control35"><svg:title>Computernaam</svg:title><svg:desc>Unieke naam van de computer</svg:desc></draw:control></text:span></text:span><text:span text:style-name="Definition"><text:span text:style-name="T361"><text:tab/></text:span></text:span><text:span text:style-name="Definition"><text:span text:style-name="T365">(</text:span></text:span><text:span text:style-name="Definition"><text:span text:style-name="T363">unieke naam van de compute</text:span></text:span><text:span text:style-name="Definition"><text:span text:style-name="T364">r</text:span></text:span><text:span text:style-name="Definition"><text:span text:style-name="T365">)</text:span></text:span></text:p>
      <text:p text:style-name="P2"><text:span text:style-name="Definition"><text:span text:style-name="T359">o</text:span></text:span><text:span text:style-name="Definition"><text:span text:style-name="T358">pstartmenu</text:span></text:span><text:span text:style-name="Definition"><text:span text:style-name="T361"><text:tab/><text:tab/><text:tab/></text:span></text:span><text:span text:style-name="Definition"><text:span text:style-name="T361"><draw:control text:anchor-type="as-char" svg:y="-0.429cm" draw:z-index="35" draw:name="Opstartmenu" draw:style-name="gr2" draw:text-style-name="P99" svg:width="6.061cm" svg:height="0.6cm" draw:control="control36"><svg:title>Opstartmenu</svg:title><svg:desc>Toets voor het opstartmenu ("bootmenu")</svg:desc></draw:control></text:span></text:span><text:span text:style-name="Definition"><text:span text:style-name="T361"><text:tab/></text:span></text:span><text:span text:style-name="Definition"><text:span text:style-name="T365">(</text:span></text:span><text:span text:style-name="Definition"><text:span text:style-name="T363">to</text:span></text:span><text:span text:style-name="Definition"><text:span text:style-name="T370">ets voor het opstartmedium</text:span></text:span><text:span text:style-name="Definition"><text:span text:style-name="T371">)</text:span></text:span></text:p>
      <text:p text:style-name="P2"><text:span text:style-name="Definition"><text:span text:style-name="T375">i</text:span></text:span><text:span text:style-name="Definition"><text:span text:style-name="T376">nstellingen</text:span></text:span><text:span text:style-name="T365"><text:tab/> <text:tab/><text:tab/></text:span><text:span text:style-name="T365"><draw:control text:anchor-type="as-char" svg:y="-0.429cm" draw:z-index="31" draw:name="Instellingen" draw:style-name="gr2" draw:text-style-name="P99" svg:width="6.061cm" svg:height="0.6cm" draw:control="control32"><svg:title>Instellingen</svg:title><svg:desc>Toets voor het BIOS/UEFI-scherm ("setup")</svg:desc></draw:control></text:span><text:span text:style-name="T365"><text:tab/>(</text:span><text:span text:style-name="T363">toets voor het BIOS/UEFI-scherm</text:span><text:span text:style-name="T365">)</text:span></text:p>
      <text:p text:style-name="P4"><text:span text:style-name="Definition"><text:span text:style-name="T355">2</text:span></text:span><text:span text:style-name="Definition"><text:span text:style-name="T357">e </text:span></text:span><text:span text:style-name="Definition"><text:span text:style-name="T377">gebr</text:span></text:span><text:span text:style-name="Definition"><text:span text:style-name="T355">uiker </text:span></text:span><text:span text:style-name="Definition"><text:span text:style-name="T356">(evt.)</text:span></text:span><text:span text:style-name="T365"><text:tab/></text:span><text:span text:style-name="T365"><draw:control text:anchor-type="as-char" svg:y="-0.429cm" draw:z-index="37" draw:name="Instellingen_0" draw:style-name="gr2" draw:text-style-name="P99" svg:width="6.061cm" svg:height="0.6cm" draw:control="control38"><svg:title>Instellingen</svg:title><svg:desc>Toets voor het BIOS/UEFI-scherm ("setup")</svg:desc></draw:control></text:span><text:span text:style-name="T365"><text:tab/>(volledige naam </text:span><text:span text:style-name="T368">evt. </text:span><text:span text:style-name="T372">2</text:span><text:span text:style-name="T384">e</text:span><text:span text:style-name="T372"> </text:span><text:span text:style-name="T365">gebruiker)</text:span></text:p>
      <text:p text:style-name="P4"><text:span text:style-name="Definition"><text:span text:style-name="T355">2</text:span></text:span><text:span text:style-name="Definition"><text:span text:style-name="T357">e</text:span></text:span><text:span text:style-name="Definition"><text:span text:style-name="T355"> </text:span></text:span><text:span text:style-name="Definition"><text:span text:style-name="T378">g</text:span></text:span><text:span text:style-name="Definition"><text:span text:style-name="T379">ebruikersnaam</text:span></text:span><text:span text:style-name="T365"><text:tab/></text:span><text:span text:style-name="T365"><draw:control text:anchor-type="as-char" svg:y="-0.429cm" draw:z-index="36" draw:name="Instellingen_1" draw:style-name="gr2" draw:text-style-name="P99" svg:width="6.061cm" svg:height="0.6cm" draw:control="control37"><svg:title>Instellingen</svg:title><svg:desc>Toets voor het BIOS/UEFI-scherm ("setup")</svg:desc></draw:control></text:span><text:span text:style-name="T365"><text:tab/>(</text:span><text:span text:style-name="T363">korte naam </text:span><text:span text:style-name="T368">ev</text:span><text:span text:style-name="T369">entuele</text:span><text:span text:style-name="T368"> </text:span><text:span text:style-name="T372">2</text:span><text:span text:style-name="T384">e</text:span><text:span text:style-name="T372"> </text:span><text:span text:style-name="T366">gebr</text:span><text:span text:style-name="T367">uiker</text:span><text:span text:style-name="T365">)</text:span></text:p>
      <text:p text:style-name="P5"><text:span text:style-name="T296">Vervang </text:span><text:span text:style-name="Definition"><text:span text:style-name="T18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11"/>
      <text:p text:style-name="P6"><text:span text:style-name="Strong_20_Emphasis"><text:span text:style-name="T291"/></text:span></text:p>
      <text:p text:style-name="P28"><text:span text:style-name="Strong_20_Emphasis"><text:span text:style-name="T121"><draw:control text:anchor-type="as-char" draw:z-index="0" draw:name="Vorm1" draw:style-name="gr1" draw:text-style-name="P98" svg:width="0.35cm" svg:height="0.35cm" draw:control="control1"/></text:span></text:span><text:span text:style-name="Strong_20_Emphasis"><text:span text:style-name="T121"><text:s/><text:tab/></text:span></text:span><text:span text:style-name="T292">Nog niet op Linux?<text:tab/></text:span><text:span text:style-name="T320"></text:span><text:span text:style-name="T298"> </text:span><text:span text:style-name="T299">G</text:span><text:span text:style-name="T293">ebruik </text:span><text:span text:style-name="Strong_20_Emphasis"><text:span text:style-name="T349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4"> onder </text:span><text:span text:style-name="T304">Linux</text:span><text:span text:style-name="T295">.</text:span></text:p>
      <text:p text:style-name="P42"><text:span text:style-name="Strong_20_Emphasis"><text:span text:style-name="T121"><draw:control text:anchor-type="as-char" draw:z-index="30" draw:name="Vorm2" draw:style-name="gr1" draw:text-style-name="P98" svg:width="0.35cm" svg:height="0.35cm" draw:control="control31"/></text:span></text:span><text:span text:style-name="Strong_20_Emphasis"><text:span text:style-name="T121"><text:s/><text:tab/></text:span></text:span><text:span text:style-name="T300">Nieuwe installatie?<text:tab/></text:span><text:span text:style-name="T321"></text:span><text:span text:style-name="T303"><text:tab/></text:span><text:span text:style-name="T302">B</text:span><text:span text:style-name="T300">egin bij hoofdstuk </text:span><text:span text:style-name="T300"><text:bookmark-ref text:reference-format="page" text:ref-name="__RefNumPara__4009_1271708128">2</text:bookmark-ref></text:span><text:span text:style-name="T300"><text:s text:c="2"/></text:span><text:span text:style-name="T301"><text:bookmark-ref text:reference-format="text" text:ref-name="__RefNumPara__4009_1271708128">Installatie uitvoeren</text:bookmark-ref></text:span><text:span text:style-name="T301">.</text:span></text:p>
      <text:p text:style-name="P1"><text:span text:style-name="Strong_20_Emphasis"><text:span text:style-name="T290"/></text:span></text:p>
      <text:list xml:id="list1075262476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1" draw:name="Vorm3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84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0">.</text:span></text:span></text:p>
          </table:table-cell>
        </table:table-row>
        <table:table-row table:style-name="TableLine94747625659888">
          <table:table-cell table:style-name="_31_._5f_Installatie_5f_voorbereiden.A1" office:value-type="string">
            <text:p text:style-name="P30"><text:span text:style-name="Strong_20_Emphasis"><text:span text:style-name="T84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747625660144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8" draw:name="Vorm4" draw:style-name="gr1" draw:text-style-name="P98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84">Installeer </text:span></text:span><text:span text:style-name="Strong_20_Emphasis"><text:span text:style-name="T102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69"><text:note text:id="ftn2" text:note-class="footnote"><text:note-citation>2</text:note-citation><text:note-body><text:p text:style-name="P83"><text:span text:style-name="T322">De </text:span><text:span text:style-name="T344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72">.</text:span></text:span><text:span text:style-name="Strong_20_Emphasis"><text:span text:style-name="T97"> </text:span></text:span></text:p>
          </table:table-cell>
        </table:table-row>
        <table:table-row table:style-name="TableLine94747625660400">
          <table:table-cell table:style-name="_31_._5f_Installatie_5f_voorbereiden.A1" office:value-type="string">
            <text:p text:style-name="P53"><text:span text:style-name="Strong_20_Emphasis"><text:span text:style-name="T84"><text:s/></text:span></text:span><text:span text:style-name="Strong_20_Emphasis"><text:span text:style-name="T122"><draw:control text:anchor-type="as-char" draw:z-index="40" draw:name="Vorm4_3" draw:style-name="gr1" draw:text-style-name="P98" svg:width="0.35cm" svg:height="0.35cm" draw:control="control41"/></text:span></text:span></text:p>
          </table:table-cell>
          <table:table-cell table:style-name="_31_._5f_Installatie_5f_voorbereiden.A1" office:value-type="string">
            <text:p text:style-name="P60"><text:span text:style-name="T412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0">z</text:span></text:span><text:span text:style-name="Strong_20_Emphasis"><text:span text:style-name="T97">e opdrachten, ieder gevolgd door de </text:span></text:span><text:span text:style-name="Strong_20_Emphasis"><text:span text:style-name="T218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/text:p>
            <text:p text:style-name="P60"><text:span text:style-name="User_20_Entry"><text:span text:style-name="T272"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747625660656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7"/>
          </table:table-cell>
        </table:table-row>
        <table:table-row table:style-name="TableLine94747625660912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2" draw:name="Vorm6" draw:style-name="gr1" draw:text-style-name="P9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8">Bereid de installatie voor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87">druk </text:span></text:span><text:span text:style-name="Strong_20_Emphasis"><text:span text:style-name="T82">op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0"><text:note-ref text:note-class="footnote" text:reference-format="text" text:ref-name="ftn2">2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3">yp </text:span></text:span><text:span text:style-name="Strong_20_Emphasis"><text:span text:style-name="T141">men</text:span></text:span><text:span text:style-name="Strong_20_Emphasis"><text:span text:style-name="T145">u</text:span></text:span><text:span text:style-name="Strong_20_Emphasis"><text:span text:style-name="T69"> </text:span></text:span><text:span text:style-name="Strong_20_Emphasis"><text:span text:style-name="T78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</text:span></text:span><text:span text:style-name="Strong_20_Emphasis"><text:span text:style-name="T263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2">.</text:span></text:span></text:p>
          </table:table-cell>
        </table:table-row>
        <table:table-row table:style-name="TableLine94747625661168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" draw:name="Vorm7" draw:style-name="gr1" draw:text-style-name="P9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67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6">stallatie voorberei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9">Verder</text:span></text:span><text:span text:style-name="Strong_20_Emphasis"><text:span text:style-name="T83">.</text:span></text:span></text:p>
          </table:table-cell>
        </table:table-row>
        <table:table-row table:style-name="TableLine94747625661424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4" draw:name="Vorm8" draw:style-name="gr1" draw:text-style-name="P9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56">Volg de aanwijzingen op het scherm.</text:span></text:span></text:p>
          </table:table-cell>
        </table:table-row>
        <table:table-row table:style-name="TableLine94747625661680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747625661936">
          <table:table-cell table:style-name="_31_._5f_Installatie_5f_voorbereiden.A1" office:value-type="string">
            <text:p text:style-name="P65"><text:span text:style-name="Strong_20_Emphasis"><text:span text:style-name="T84"><text:s/></text:span></text:span><text:span text:style-name="Strong_20_Emphasis"><text:span text:style-name="T122"><draw:control text:anchor-type="as-char" draw:z-index="46" draw:name="Vorm8_0" draw:style-name="gr1" draw:text-style-name="P98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4">Na aanmelden als </text:span></text:span><text:span text:style-name="Strong_20_Emphasis"><text:span text:style-name="T105">eventuele</text:span></text:span><text:span text:style-name="Strong_20_Emphasis"><text:span text:style-name="T104"> </text:span></text:span><text:span text:style-name="Definition"><text:span text:style-name="T16">2</text:span></text:span><text:span text:style-name="Definition"><text:span text:style-name="T415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04">, zoek en start</text:span></text:span><text:span text:style-name="Strong_20_Emphasis"><text:span text:style-name="T219"> </text:span></text:span><text:span text:style-name="Strong_20_Emphasis"><text:span text:style-name="T154">Ins</text:span></text:span><text:span text:style-name="Strong_20_Emphasis"><text:span text:style-name="T155">tallatiemenu</text:span></text:span><text:span text:style-name="Strong_20_Emphasis"><text:span text:style-name="T123"> </text:span></text:span><text:span text:style-name="Strong_20_Emphasis"><text:span text:style-name="T104">en </text:span></text:span><text:span text:style-name="User_20_Entry"><text:span text:style-name="T168">kies <text:line-break/></text:span></text:span><text:span text:style-name="User_20_Entry"><text:span text:style-name="T170">5</text:span></text:span><text:span text:style-name="User_20_Entry"><text:span text:style-name="T171"> -</text:span></text:span><text:span text:style-name="User_20_Entry"><text:span text:style-name="T172"> </text:span></text:span><text:span text:style-name="User_20_Entry"><text:span text:style-name="T170">Opdrachtenmenu</text:span></text:span><text:span text:style-name="User_20_Entry"><text:span text:style-name="T169"> en daarna </text:span></text:span><text:span text:style-name="User_20_Entry"><text:span text:style-name="T174">11</text:span></text:span><text:span text:style-name="User_20_Entry"><text:span text:style-name="T170"> - Instellijst</text:span></text:span><text:span text:style-name="User_20_Entry"><text:span text:style-name="T173"> </text:span></text:span><text:span text:style-name="User_20_Entry"><text:span text:style-name="T166">maken</text:span></text:span><text:span text:style-name="User_20_Entry"><text:span text:style-name="T168">.</text:span></text:span></text:p>
          </table:table-cell>
        </table:table-row>
      </table:table>
      <text:p text:style-name="P23"/>
      <text:list xml:id="list141724596161646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47625585920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5" draw:name="Vorm9" draw:style-name="gr1" draw:text-style-name="P9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5">Start de computer op vanaf </text:span><text:span text:style-name="T316">een </text:span><text:span text:style-name="T316"><text:reference-ref text:reference-format="text" text:ref-name="Distributie">Debian</text:reference-ref></text:span><text:span text:style-name="T316"><text:s/></text:span><text:span text:style-name="Strong_20_Emphasis"><text:span text:style-name="T288"><text:reference-ref text:reference-format="text" text:ref-name="Versie">11</text:reference-ref></text:span></text:span><text:span text:style-name="Strong_20_Emphasis"><text:span text:style-name="T288"><text:s/></text:span></text:span><text:span text:style-name="T318">(</text:span><text:span text:style-name="T317">Live</text:span><text:span text:style-name="T189"><text:note text:id="ftn3" text:note-class="footnote"><text:note-citation>1</text:note-citation><text:note-body><text:p text:style-name="P87"><text:span text:style-name="T388">Vanaf ee</text:span>n Live <text:span text:style-name="T399">USB-stick of </text:span><text:span text:style-name="T331">CD</text:span><text:span text:style-name="T6"> </text:span>kunt <text:span text:style-name="T388">u opstarten en</text:span> met <text:reference-ref text:reference-format="text" text:ref-name="Distributie">Debian</text:reference-ref><text:s/>werken zonder deze te installeren.</text:p></text:note-body></text:note></text:span><text:span text:style-name="T191">)</text:span><text:span text:style-name="T184"> </text:span><text:span text:style-name="T188">GNOME</text:span><text:span text:style-name="T184"> </text:span><text:span text:style-name="T187">USB-stick</text:span><text:span text:style-name="T187"><text:note text:id="ftn4" text:note-class="footnote"><text:note-citation>2</text:note-citation><text:note-body><text:p text:style-name="P88"><text:span text:style-name="T401">D</text:span><text:span text:style-name="Strong_20_Emphasis"><text:span text:style-name="T192">ow</text:span></text:span><text:span text:style-name="Strong_20_Emphasis"><text:span text:style-name="T208">nload </text:span></text:span><text:span text:style-name="Strong_20_Emphasis"><text:span text:style-name="T216">e</text:span></text:span><text:span text:style-name="Strong_20_Emphasis"><text:span text:style-name="T209">e</text:span></text:span><text:span text:style-name="Strong_20_Emphasis"><text:span text:style-name="T210">n</text:span></text:span><text:span text:style-name="Strong_20_Emphasis"><text:span text:style-name="T226"> </text:span></text:span><text:span text:style-name="Strong_20_Emphasis"><text:span text:style-name="T208">Live CD </text:span></text:span><text:span text:style-name="Strong_20_Emphasis"><text:span text:style-name="T213">v</text:span></text:span><text:span text:style-name="Strong_20_Emphasis"><text:span text:style-name="T212">anaf</text:span></text:span><text:span text:style-name="Strong_20_Emphasis"><text:span text:style-name="T195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50">hier</text:span></text:span></text:a><text:span text:style-name="T401">,</text:span><text:span text:style-name="Strong_20_Emphasis"><text:span text:style-name="T196"> </text:span></text:span><text:span text:style-name="Strong_20_Emphasis"><text:span text:style-name="T211">kies </text:span></text:span><text:span text:style-name="T221">...gnome</text:span><text:span text:style-name="T220">+non-fre</text:span><text:span text:style-name="T222">e</text:span><text:span text:style-name="T220">.iso</text:span><text:span text:style-name="Strong_20_Emphasis"><text:span text:style-name="T208">, </text:span></text:span><text:span text:style-name="Strong_20_Emphasis"><text:span text:style-name="T192">e</text:span></text:span><text:span text:style-name="Strong_20_Emphasis"><text:span text:style-name="T194">n </text:span></text:span><text:span text:style-name="T401">plaats een USB-stick </text:span><text:span text:style-name="T403">van </text:span><text:span text:style-name="T401">min</text:span><text:span text:style-name="T404">imaal <text:line-break/></text:span><text:span text:style-name="T401">4 GB.</text:span></text:p><text:p text:style-name="P82"><text:span text:style-name="T401"><text:tab/></text:span><text:span text:style-name="Strong_20_Emphasis"><text:span text:style-name="T215">G</text:span></text:span><text:span text:style-name="Strong_20_Emphasis"><text:span text:style-name="T198">ebruik </text:span></text:span><text:span text:style-name="Strong_20_Emphasis"><text:span text:style-name="T199">het programma balenaEtche</text:span></text:span><text:span text:style-name="Strong_20_Emphasis"><text:span text:style-name="T200">r</text:span></text:span><text:span text:style-name="Strong_20_Emphasis"><text:span text:style-name="T199"> </text:span></text:span><text:span text:style-name="Strong_20_Emphasis"><text:span text:style-name="T201">(</text:span></text:span><text:a xlink:type="simple" xlink:href="https://www.balena.io/etcher/" text:style-name="Internet_20_link" text:visited-style-name="Visited_20_Internet_20_Link"><text:span text:style-name="Strong_20_Emphasis"><text:span text:style-name="T411">etcher.io</text:span></text:span></text:a><text:span text:style-name="Strong_20_Emphasis"><text:span text:style-name="T201">) </text:span></text:span><text:span text:style-name="Strong_20_Emphasis"><text:span text:style-name="T207">om de CD naar de USB-stick te schrijven</text:span></text:span><text:span text:style-name="Strong_20_Emphasis"><text:span text:style-name="T201">; </text:span></text:span><text:span text:style-name="Strong_20_Emphasis"><text:span text:style-name="T199">balenaEtche</text:span></text:span><text:span text:style-name="Strong_20_Emphasis"><text:span text:style-name="T200">r</text:span></text:span><text:span text:style-name="Strong_20_Emphasis"><text:span text:style-name="T203"> is</text:span></text:span><text:span text:style-name="Strong_20_Emphasis"><text:span text:style-name="T201"> </text:span></text:span><text:span text:style-name="Strong_20_Emphasis"><text:span text:style-name="T197">beschikbaar voor </text:span></text:span><text:span text:style-name="Strong_20_Emphasis"><text:span text:style-name="T204">Windows, </text:span></text:span><text:span text:style-name="Strong_20_Emphasis"><text:span text:style-name="T205">OS X</text:span></text:span><text:span text:style-name="Strong_20_Emphasis"><text:span text:style-name="T199">, </text:span></text:span><text:span text:style-name="Strong_20_Emphasis"><text:span text:style-name="T201">en </text:span></text:span><text:span text:style-name="Strong_20_Emphasis"><text:span text:style-name="T206">GNU/</text:span></text:span><text:span text:style-name="Strong_20_Emphasis"><text:span text:style-name="T199">Linux</text:span></text:span><text:span text:style-name="Strong_20_Emphasis"><text:span text:style-name="T202">.</text:span></text:span></text:p></text:note-body></text:note></text:span><text:span text:style-name="T187"> </text:span><text:span text:style-name="T190">of</text:span><text:span text:style-name="T187"> </text:span><text:span text:style-name="T183">C</text:span><text:span text:style-name="T187">D</text:span><text:span text:style-name="T18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4">.</text:span></text:p>
            <text:p text:style-name="P32"><text:span text:style-name="T185">Opstartmenu/</text:span><text:span text:style-name="T186">boot menu</text:span><text:span text:style-name="T185"> </text:span><text:span text:style-name="T184">via </text:span><text:span text:style-name="Definition"><text:span text:style-name="T387">opstartmenu</text:span></text:span><text:span text:style-name="T184">, </text:span><text:span text:style-name="T185">instellingen/</text:span><text:span text:style-name="T186">setup</text:span><text:span text:style-name="T184"> via </text:span><text:span text:style-name="Definition"><text:span text:style-name="T387">instellingen</text:span></text:span><text:span text:style-name="T184">.</text:span></text:p>
          </table:table-cell>
        </table:table-row>
        <table:table-row table:style-name="TableLine94747625517552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6" draw:name="Vorm10" draw:style-name="gr1" draw:text-style-name="P9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6">K</text:span></text:span><text:span text:style-name="Strong_20_Emphasis"><text:span text:style-name="T115">ies </text:span></text:span><text:span text:style-name="Strong_20_Emphasis"><text:span text:style-name="T119">eerste keuze </text:span></text:span><text:span text:style-name="Strong_20_Emphasis"><text:span text:style-name="T114">en druk op de </text:span></text:span><text:span text:style-name="Strong_20_Emphasis"><text:span text:style-name="T214">Enter</text:span></text:span><text:span text:style-name="Strong_20_Emphasis"><text:span text:style-name="T114">-toets.</text:span></text:span></text:p>
          </table:table-cell>
        </table:table-row>
        <table:table-row table:style-name="TableLine947476258812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4"><text:s/></text:span></text:span><text:span text:style-name="Strong_20_Emphasis"><text:span text:style-name="T122"><draw:control text:anchor-type="as-char" draw:z-index="48" draw:name="Vorm11_0" draw:style-name="gr1" draw:text-style-name="P98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94"><text:span text:style-name="T420">Volg de schermen en </text:span><text:span text:style-name="T419">maak verbinding met het draadloze netwerk wanneer mogelijk.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96"><text:span text:style-name="Strong_20_Emphasis"><text:span text:style-name="T84"><text:s/></text:span></text:span><text:span text:style-name="Strong_20_Emphasis"><text:span text:style-name="T122"><draw:control text:anchor-type="as-char" draw:z-index="55" draw:name="Vorm11_3" draw:style-name="gr1" draw:text-style-name="P98" svg:width="0.35cm" svg:height="0.35cm" draw:control="control56"/></text:span></text:span></text:p>
          </table:table-cell>
          <table:table-cell table:style-name="_32_._5f_Installatie_5f_uitvoeren.A1" office:value-type="string">
            <text:p text:style-name="P93"><text:span text:style-name="T348">O</text:span>p het laatste scherm klik op <text:span text:style-name="Strong_20_Emphasis"><text:span text:style-name="T161">Start Using Debian GNU/Linux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><text:span text:style-name="Strong_20_Emphasis"><text:span text:style-name="T84"><text:s/></text:span></text:span><text:span text:style-name="Strong_20_Emphasis"><text:span text:style-name="T122"><draw:control text:anchor-type="as-char" draw:z-index="52" draw:name="Vorm11_1" draw:style-name="gr1" draw:text-style-name="P98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19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TableLine94747625882240">
          <table:table-cell table:style-name="_32_._5f_Installatie_5f_uitvoeren.A1" office:value-type="string">
            <text:p text:style-name="P58"><text:span text:style-name="Strong_20_Emphasis"><text:span text:style-name="T84"><text:s/></text:span></text:span><text:span text:style-name="Strong_20_Emphasis"><text:span text:style-name="T122"><draw:control text:anchor-type="as-char" draw:z-index="43" draw:name="Vorm13_1" draw:style-name="gr1" draw:text-style-name="P98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50">Start de installatie</text:span></text:span><text:span text:style-name="Strong_20_Emphasis"><text:span text:style-name="T126">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107">klik op </text:span></text:span><text:span text:style-name="Strong_20_Emphasis"><text:span text:style-name="T157">Activities</text:span></text:span><text:span text:style-name="Strong_20_Emphasis"><text:span text:style-name="T107"> en </text:span></text:span><text:span text:style-name="Strong_20_Emphasis"><text:span text:style-name="T108">een </text:span></text:span><text:span text:style-name="Strong_20_Emphasis"><text:span text:style-name="T107">klik op</text:span></text:span><text:span text:style-name="Strong_20_Emphasis"><text:span text:style-name="T106"> </text:span></text:span><text:span text:style-name="Strong_20_Emphasis"><text:span text:style-name="T156">Install Debian</text:span></text:span><text:span text:style-name="Strong_20_Emphasis"><text:span text:style-name="T48">.</text:span></text:span></text:p>
          </table:table-cell>
        </table:table-row>
        <table:table-row table:style-name="TableLine94747625882496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42" draw:name="Vorm13_0" draw:style-name="gr1" draw:text-style-name="P98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0">Bij </text:span></text:span><text:span text:style-name="Strong_20_Emphasis"><text:span text:style-name="T162">Welcome</text:span></text:span><text:span text:style-name="Strong_20_Emphasis"><text:span text:style-name="T50"> kies </text:span></text:span><text:span text:style-name="Strong_20_Emphasis"><text:span text:style-name="T162">Nederlands</text:span></text:span><text:span text:style-name="Strong_20_Emphasis"><text:span text:style-name="T50"> en klik op </text:span></text:span><text:span text:style-name="Strong_20_Emphasis"><text:span text:style-name="T162">Volgende</text:span></text:span><text:span text:style-name="Strong_20_Emphasis"><text:span text:style-name="T50">.</text:span></text:span></text:p>
          </table:table-cell>
        </table:table-row>
        <table:table-row table:style-name="TableLine94747625882752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49" draw:name="Vorm13_2" draw:style-name="gr1" draw:text-style-name="P98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1">Bij <text:span text:style-name="T395">Locatie</text:span> kies bij <text:span text:style-name="T395">Regio</text:span> voor <text:span text:style-name="T395">Europa</text:span> en klik op <text:span text:style-name="T395">Volgende</text:span>.</text:p>
          </table:table-cell>
        </table:table-row>
        <table:table-row table:style-name="TableLine94747625883008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50" draw:name="Vorm13_3" draw:style-name="gr1" draw:text-style-name="P98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71">Bij <text:span text:style-name="T395">Toetsenbord</text:span> kies <text:span text:style-name="T395">English (US)</text:span> en klik op <text:span text:style-name="T395">Volgende</text:span>.</text:p>
          </table:table-cell>
        </table:table-row>
        <table:table-row table:style-name="TableLine94747625883264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51" draw:name="Vorm13_4" draw:style-name="gr1" draw:text-style-name="P98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70"><text:span text:style-name="T418">Bij </text:span><text:span text:style-name="T397">Partities</text:span><text:span text:style-name="T418"> </text:span><text:span text:style-name="T347">selecteer</text:span><text:span text:style-name="T418"> gewenste methode, </text:span><text:span text:style-name="Strong_20_Emphasis"><text:span text:style-name="T167">aanbevolen</text:span></text:span><text:span text:style-name="Strong_20_Emphasis"><text:span text:style-name="T43"> </text:span></text:span><text:span text:style-name="Strong_20_Emphasis"><text:span text:style-name="T50">wordt </text:span></text:span><text:span text:style-name="Strong_20_Emphasis"><text:span text:style-name="T162">Encrypteer systeem</text:span></text:span><text:span text:style-name="Strong_20_Emphasis"><text:span text:style-name="T43"> </text:span></text:span><text:span text:style-name="Strong_20_Emphasis"><text:span text:style-name="T50">aan te vinken en wachtwoordzin </text:span></text:span><text:span text:style-name="Strong_20_Emphasis"><text:span text:style-name="T53">tweemaal</text:span></text:span><text:span text:style-name="Strong_20_Emphasis"><text:span text:style-name="T50"> in te vullen, </text:span></text:span><text:span text:style-name="Strong_20_Emphasis"><text:span text:style-name="T43">en klik op </text:span></text:span><text:span text:style-name="Strong_20_Emphasis"><text:span text:style-name="T160">Volgende</text:span></text:span><text:span text:style-name="Strong_20_Emphasis"><text:span text:style-name="T43">.</text:span></text:span></text:p>
          </table:table-cell>
        </table:table-row>
        <table:table-row table:style-name="TableLine94747625883520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7" draw:name="Vorm13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20">Bij </text:span></text:span><text:span text:style-name="Strong_20_Emphasis"><text:span text:style-name="T165">Gebruikers</text:span></text:span><text:span text:style-name="Strong_20_Emphasis"><text:span text:style-name="T120"> vul in </text:span></text:span><text:span text:style-name="Strong_20_Emphasis"><text:span text:style-name="T163">Wat is je naam?</text:span></text:span><text:span text:style-name="Strong_20_Emphasis"><text:span text:style-name="T41"> </text:span></text:span><text:span text:style-name="Definition"><text:span text:style-name="T11">gebruiker</text:span></text:span><text:span text:style-name="Strong_20_Emphasis"><text:span text:style-name="T111">,</text:span></text:span><text:span text:style-name="Strong_20_Emphasis"><text:span text:style-name="T51"> </text:span></text:span><text:span text:style-name="Strong_20_Emphasis"><text:span text:style-name="T163">Welke naam wil je gebruiken om in te loggen?</text:span></text:span><text:span text:style-name="Strong_20_Emphasis"><text:span text:style-name="T51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0">, </text:span></text:span><text:span text:style-name="Strong_20_Emphasis"><text:span text:style-name="T164">Wat is de </text:span></text:span><text:span text:style-name="Strong_20_Emphasis"><text:span text:style-name="T163">naam van deze </text:span></text:span><text:span text:style-name="Strong_20_Emphasis"><text:span text:style-name="T164">computer</text:span></text:span><text:span text:style-name="Strong_20_Emphasis"><text:span text:style-name="T40"> </text:span></text:span><text:span text:style-name="Definition"><text:span text:style-name="T11">computernaam</text:span></text:span><text:span text:style-name="Strong_20_Emphasis"><text:span text:style-name="T41">, </text:span></text:span><text:span text:style-name="Strong_20_Emphasis"><text:span text:style-name="T51">v</text:span></text:span><text:span text:style-name="Strong_20_Emphasis"><text:span text:style-name="T41">ul </text:span></text:span><text:span text:style-name="Strong_20_Emphasis"><text:span text:style-name="T47">tweemaal het wachtwoord </text:span></text:span><text:span text:style-name="Strong_20_Emphasis"><text:span text:style-name="T41">in</text:span></text:span><text:span text:style-name="Strong_20_Emphasis"><text:span text:style-name="T135">,</text:span></text:span><text:span text:style-name="Strong_20_Emphasis"><text:span text:style-name="T41"> </text:span></text:span><text:span text:style-name="Strong_20_Emphasis"><text:span text:style-name="T42">en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7">V</text:span></text:span><text:span text:style-name="Strong_20_Emphasis"><text:span text:style-name="T136">olgende</text:span></text:span><text:span text:style-name="Strong_20_Emphasis"><text:span text:style-name="T26">.</text:span></text:span></text:p>
          </table:table-cell>
        </table:table-row>
        <table:table-row table:style-name="TableLine94747625883776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8" draw:name="Vorm14" draw:style-name="gr1" draw:text-style-name="P9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2">Bij </text:span></text:span><text:span text:style-name="Strong_20_Emphasis"><text:span text:style-name="T230">Samenvatting</text:span></text:span><text:span text:style-name="Strong_20_Emphasis"><text:span text:style-name="T238"> </text:span></text:span><text:span text:style-name="Strong_20_Emphasis"><text:span text:style-name="T239">controleer het overzich en</text:span></text:span><text:span text:style-name="Strong_20_Emphasis"><text:span text:style-name="T42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8">Installeer</text:span></text:span><text:span text:style-name="Strong_20_Emphasis"><text:span text:style-name="T26">.</text:span></text:span></text:p>
          </table:table-cell>
        </table:table-row>
        <table:table-row table:style-name="TableLine94747625884032">
          <table:table-cell table:style-name="_32_._5f_Installatie_5f_uitvoeren.A1" office:value-type="string">
            <text:p text:style-name="P79"><text:span text:style-name="Strong_20_Emphasis"><text:span text:style-name="T84"><text:s/></text:span></text:span><text:span text:style-name="Strong_20_Emphasis"><text:span text:style-name="T122"><draw:control text:anchor-type="as-char" draw:z-index="54" draw:name="Vorm14_0" draw:style-name="gr1" draw:text-style-name="P98" svg:width="0.35cm" svg:height="0.35cm" draw:control="control55"/></text:span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52">Bij </text:span></text:span><text:span text:style-name="Strong_20_Emphasis"><text:span text:style-name="T231">Beëindigen</text:span></text:span><text:span text:style-name="Strong_20_Emphasis"><text:span text:style-name="T238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9">Voltooid</text:span></text:span><text:span text:style-name="Strong_20_Emphasis"><text:span text:style-name="T26">.</text:span></text:span></text:p>
          </table:table-cell>
        </table:table-row>
        <table:table-row table:style-name="TableLine947476258842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74762588454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9" draw:name="Vorm20" draw:style-name="gr1" draw:text-style-name="P9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9">Verwijder </text:span></text:span><text:span text:style-name="Strong_20_Emphasis"><text:span text:style-name="T130">het </text:span></text:span><text:span text:style-name="Strong_20_Emphasis"><text:span text:style-name="T129">installatiemedium (</text:span></text:span><text:span text:style-name="Strong_20_Emphasis"><text:span text:style-name="T131">USB-stick of </text:span></text:span><text:span text:style-name="Strong_20_Emphasis"><text:span text:style-name="T118">C</text:span></text:span><text:span text:style-name="Strong_20_Emphasis"><text:span text:style-name="T131">D</text:span></text:span><text:span text:style-name="Strong_20_Emphasis"><text:span text:style-name="T271"><text:note-ref text:note-class="footnote" text:reference-format="text" text:ref-name="ftn5">3</text:note-ref></text:span></text:span><text:span text:style-name="Strong_20_Emphasis"><text:span text:style-name="T129">) </text:span></text:span><text:span text:style-name="Strong_20_Emphasis"><text:span text:style-name="T132">en</text:span></text:span><text:span text:style-name="Strong_20_Emphasis"><text:span text:style-name="T129"> </text:span></text:span><text:span text:style-name="Strong_20_Emphasis"><text:span text:style-name="T125">druk </text:span></text:span><text:span text:style-name="Strong_20_Emphasis"><text:span text:style-name="T133">op</text:span></text:span><text:span text:style-name="Strong_20_Emphasis"><text:span text:style-name="T125"> </text:span></text:span><text:span text:style-name="Strong_20_Emphasis"><text:span text:style-name="T114">de </text:span></text:span><text:span text:style-name="Strong_20_Emphasis"><text:span text:style-name="T214">Enter</text:span></text:span><text:span text:style-name="Strong_20_Emphasis"><text:span text:style-name="T114">-toets</text:span></text:span><text:span text:style-name="Strong_20_Emphasis"><text:span text:style-name="T134">.</text:span></text:span></text:p>
          </table:table-cell>
        </table:table-row>
      </table:table>
      <text:p text:style-name="P31"><text:span text:style-name="Strong_20_Emphasis"><text:span text:style-name="T125"/></text:span></text:p>
      <text:list xml:id="list141726106803628" text:continue-numbering="true" text:style-name="L1">
        <text:list-item>
          <text:p text:style-name="P91"><text:span text:style-name="Strong_20_Emphasis"><text:span text:style-name="T228">Installatie </text:span></text:span><text:span text:style-name="Strong_20_Emphasis"><text:span text:style-name="T229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4762580508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0" draw:name="Vorm21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2">Encrypteer systeem</text:span></text:span><text:span text:style-name="Strong_20_Emphasis"><text:span text:style-name="T262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193">Enter</text:span></text:span><text:span text:style-name="Strong_20_Emphasis"><text:span text:style-name="T39">-toets.</text:span></text:span></text:p>
          </table:table-cell>
        </table:table-row>
        <table:table-row table:style-name="TableLine947476256428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4762611528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1" draw:name="Vorm22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747626115536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47626115792">
          <table:table-cell table:style-name="_33_._5f_Installatie_5f_afronden.A1" office:value-type="string">
            <text:p text:style-name="P66"><text:span text:style-name="Strong_20_Emphasis"><text:span text:style-name="T84"><text:s/></text:span></text:span><text:span text:style-name="Strong_20_Emphasis"><text:span text:style-name="T122"><draw:control text:anchor-type="as-char" draw:z-index="47" draw:name="Vorm22_1" draw:style-name="gr1" draw:text-style-name="P98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54">Volg de schermen en op het laatste scherm klik op</text:span></text:span><text:span text:style-name="Strong_20_Emphasis"><text:span text:style-name="T127"> </text:span></text:span><text:span text:style-name="Strong_20_Emphasis"><text:span text:style-name="T261">Beginnen met Debian GNU/Linux</text:span></text:span><text:span text:style-name="Strong_20_Emphasis"><text:span text:style-name="T127">.</text:span></text:span></text:p>
          </table:table-cell>
        </table:table-row>
        <table:table-row table:style-name="TableLine94747626116048">
          <table:table-cell table:style-name="_33_._5f_Installatie_5f_afronden.A1" office:value-type="string">
            <text:p text:style-name="P75"><text:span text:style-name="Strong_20_Emphasis"><text:span text:style-name="T84"><text:s/></text:span></text:span><text:span text:style-name="Strong_20_Emphasis"><text:span text:style-name="T122"><draw:control text:anchor-type="as-char" draw:z-index="53" draw:name="Vorm11_2" draw:style-name="gr1" draw:text-style-name="P98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Sluit het hulpscherm.</text:p>
          </table:table-cell>
        </table:table-row>
        <table:table-row table:style-name="TableLine947476261163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27"/></text:span></text:p>
          </table:table-cell>
        </table:table-row>
        <table:table-row table:style-name="TableLine9474762611656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2" draw:name="Vorm23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3">Voeg </text:span></text:span><text:span text:style-name="Strong_20_Emphasis"><text:span text:style-name="T37">eventuele </text:span></text:span><text:span text:style-name="Strong_20_Emphasis"><text:span text:style-name="T36">extra </text:span></text:span><text:span text:style-name="Strong_20_Emphasis"><text:span text:style-name="T124">gebruikers </text:span></text:span><text:span text:style-name="Strong_20_Emphasis"><text:span text:style-name="T126">toe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69"><text:note text:id="ftn6" text:note-class="footnote"><text:note-citation>1</text:note-citation><text:note-body><text:p text:style-name="P81"><text:span text:style-name="T322">De </text:span><text:span text:style-name="T344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7">geb</text:span></text:span><text:span text:style-name="Strong_20_Emphasis"><text:span text:style-name="T148">r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</text:span></text:span><text:span text:style-name="Strong_20_Emphasis"><text:span text:style-name="T81">bij </text:span></text:span><text:span text:style-name="Strong_20_Emphasis"><text:span text:style-name="T259">Instellingen </text:span></text:span><text:span text:style-name="Strong_20_Emphasis"><text:span text:style-name="T96">rechts o</text:span></text:span><text:span text:style-name="Strong_20_Emphasis"><text:span text:style-name="T70">p </text:span></text:span><text:span text:style-name="Strong_20_Emphasis"><text:span text:style-name="T260">Gebruikers</text:span></text:span><text:span text:style-name="Strong_20_Emphasis"><text:span text:style-name="T94">.</text:span></text:span></text:p>
          </table:table-cell>
        </table:table-row>
        <table:table-row table:style-name="TableLine9474762611681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3" draw:name="Vorm24" draw:style-name="gr1" draw:text-style-name="P98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13">Klik links</text:span></text:span><text:span text:style-name="Strong_20_Emphasis"><text:span text:style-name="T128"> </text:span></text:span><text:span text:style-name="Strong_20_Emphasis"><text:span text:style-name="T110">op </text:span></text:span><text:span text:style-name="Strong_20_Emphasis"><text:span text:style-name="T158">Ontgrendelen</text:span></text:span><text:span text:style-name="Strong_20_Emphasis"><text:span text:style-name="T110"> </text:span></text:span><text:span text:style-name="Strong_20_Emphasis"><text:span text:style-name="T10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09">.</text:span></text:span></text:p>
          </table:table-cell>
        </table:table-row>
        <table:table-row table:style-name="TableLine947476261170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4762611744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4" draw:name="Vorm25" draw:style-name="gr1" draw:text-style-name="P98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9">Controleer </text:span></text:span><text:span text:style-name="Strong_20_Emphasis"><text:span text:style-name="T30">of er updates zijn </text:span></text:span><text:span text:style-name="Strong_20_Emphasis"><text:span text:style-name="T31">via </text:span></text:span><text:span text:style-name="Strong_20_Emphasis"><text:span text:style-name="T58">een </text:span></text:span><text:span text:style-name="Strong_20_Emphasis"><text:span text:style-name="T88">d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217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0">sof</text:span></text:span><text:span text:style-name="Strong_20_Emphasis"><text:span text:style-name="T152">t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51">Software</text:span></text:span><text:span text:style-name="Strong_20_Emphasis"><text:span text:style-name="T72">.</text:span></text:span></text:p>
          </table:table-cell>
        </table:table-row>
        <table:table-row table:style-name="TableLine9474762611803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5" draw:name="Vorm26" draw:style-name="gr1" draw:text-style-name="P98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1"><text:span text:style-name="T310">Klik op </text:span><text:span text:style-name="T313">Updates</text:span><text:span text:style-name="T311"> en a</text:span><text:span text:style-name="T309">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19">Downloaden</text:span></text:span><text:span text:style-name="T307"> </text:span><text:span text:style-name="T312">en vervolgens op </text:span><text:span text:style-name="T314">Herstarten &amp; bijwerken</text:span><text:span text:style-name="T312">.</text:span></text:p>
          </table:table-cell>
        </table:table-row>
        <table:table-row table:style-name="TableLine9474762611862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6" draw:name="Vorm27" draw:style-name="gr1" draw:text-style-name="P98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T308">A</text:span><text:span text:style-name="T398">anmelden als </text:span><text:span text:style-name="Definition"><text:span text:style-name="T8">gebruiker</text:span></text:span>.</text:p>
          </table:table-cell>
        </table:table-row>
        <table:table-row table:style-name="TableLine947476261192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47626119808">
          <table:table-cell table:style-name="_33_._5f_Installatie_5f_afron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9" draw:name="Vorm4_1" draw:style-name="gr1" draw:text-style-name="P98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4">Installeer </text:span></text:span><text:span text:style-name="Strong_20_Emphasis"><text:span text:style-name="T103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97">. </text:span></text:span></text:p>
          </table:table-cell>
        </table:table-row>
        <table:table-row table:style-name="TableLine94747626120400">
          <table:table-cell table:style-name="_33_._5f_Installatie_5f_afronden.A1" office:value-type="string">
            <text:p text:style-name="P53"><text:span text:style-name="Strong_20_Emphasis"><text:span text:style-name="T84"><text:s/></text:span></text:span><text:span text:style-name="Strong_20_Emphasis"><text:span text:style-name="T122"><draw:control text:anchor-type="as-char" draw:z-index="41" draw:name="Vorm4_0" draw:style-name="gr1" draw:text-style-name="P98" svg:width="0.35cm" svg:height="0.35cm" draw:control="control42"/></text:span></text:span></text:p>
          </table:table-cell>
          <table:table-cell table:style-name="_33_._5f_Installatie_5f_afronden.A1" office:value-type="string">
            <text:p text:style-name="P59"><text:span text:style-name="T412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1">z</text:span></text:span><text:span text:style-name="Strong_20_Emphasis"><text:span text:style-name="T99">e</text:span></text:span><text:span text:style-name="Strong_20_Emphasis"><text:span text:style-name="T97"> opdrachten, ieder gevolgd door de </text:span></text:span><text:span text:style-name="Strong_20_Emphasis"><text:span text:style-name="T218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text:span text:style-name="User_20_Entry"><text:span text:style-name="T272"><text:line-break/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747626120992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4762612158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7" draw:name="Vorm33" draw:style-name="gr1" draw:text-style-name="P98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7">Rond de</text:span></text:span><text:span text:style-name="Strong_20_Emphasis"><text:span text:style-name="T75"> installatie </text:span></text:span><text:span text:style-name="Strong_20_Emphasis"><text:span text:style-name="T77">af </text:span></text:span><text:span text:style-name="Strong_20_Emphasis"><text:span text:style-name="T70">via </text:span></text:span><text:span text:style-name="Strong_20_Emphasis"><text:span text:style-name="T86">een</text:span></text:span><text:span text:style-name="Strong_20_Emphasis"><text:span text:style-name="T85"> druk</text:span></text:span><text:span text:style-name="Strong_20_Emphasis"><text:span text:style-name="T86"> op</text:span></text:span><text:span text:style-name="Strong_20_Emphasis"><text:span text:style-name="T72"> de </text:span></text:span><text:span text:style-name="Strong_20_Emphasis"><text:span text:style-name="T217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0">men</text:span></text:span><text:span text:style-name="Strong_20_Emphasis"><text:span text:style-name="T145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69">.</text:span></text:span></text:p>
          </table:table-cell>
        </table:table-row>
        <table:table-row table:style-name="TableLine9474762612217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8" draw:name="Vorm34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4">3 -</text:span></text:span><text:span text:style-name="Strong_20_Emphasis"><text:span text:style-name="T227"> </text:span></text:span><text:span text:style-name="Strong_20_Emphasis"><text:span text:style-name="T240">Installatie</text:span></text:span><text:span text:style-name="Strong_20_Emphasis"><text:span text:style-name="T241"> </text:span></text:span><text:span text:style-name="Strong_20_Emphasis"><text:span text:style-name="T242">afron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9">Verder</text:span></text:span><text:span text:style-name="Strong_20_Emphasis"><text:span text:style-name="T83">.</text:span></text:span></text:p>
          </table:table-cell>
        </table:table-row>
        <table:table-row table:style-name="TableLine9474762612276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9" draw:name="Vorm35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6">Volg de aanwijzingen op het scherm.</text:span></text:span></text:p>
          </table:table-cell>
        </table:table-row>
        <table:table-row table:style-name="TableLine94747626123360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747626123952">
          <table:table-cell table:style-name="_33_._5f_Installatie_5f_afronden.A1" office:value-type="string">
            <text:p text:style-name="P61"><text:span text:style-name="Strong_20_Emphasis"><text:span text:style-name="T84"><text:s/></text:span></text:span><text:span text:style-name="Strong_20_Emphasis"><text:span text:style-name="T122"><draw:control text:anchor-type="as-char" draw:z-index="44" draw:name="Vorm35_0" draw:style-name="gr1" draw:text-style-name="P98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63"><text:span text:style-name="T414">De installatie kan nagelopen worden aan de hand van </text:span><text:span text:style-name="T417">een </text:span><text:span text:style-name="T414">bestand</text:span><text:span text:style-name="T413"><text:note text:id="ftn7" text:note-class="footnote"><text:note-citation>2</text:note-citation><text:note-body><text:p text:style-name="P86"><text:span text:style-name="T393">In map </text:span><text:span text:style-name="T390">/usr/local/etc </text:span><text:span text:style-name="T393">bevat </text:span><text:span text:style-name="T342">b</text:span><text:span text:style-name="T390">estand kz_install</text:span><text:span text:style-name="T343">_</text:span><text:span text:style-name="T341">applist</text:span><text:span text:style-name="T390"> </text:span><text:span text:style-name="T391">eerder geïnstalleerde apps</text:span><text:span text:style-name="T392">.</text:span></text:p></text:note-body></text:note></text:span><text:span text:style-name="T414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83"/></text:span></text:p>
      <text:p text:style-name="P35"><text:span text:style-name="Strong_20_Emphasis"><text:span text:style-name="T56"/></text:span></text:p>
      <text:list xml:id="list141724219386434" text:continue-numbering="true" text:style-name="L1">
        <text:list-item>
          <text:p text:style-name="P92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74762602596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0" draw:name="Vorm36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6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8" text:note-class="footnote"><text:note-citation>1</text:note-citation><text:note-body><text:p text:style-name="P80"><text:span text:style-name="T394">Na aanmelden als </text:span><text:span text:style-name="Definition"><text:span text:style-name="T405">2</text:span></text:span><text:span text:style-name="Definition"><text:span text:style-name="T416">e</text:span></text:span><text:span text:style-name="Definition"><text:span text:style-name="T405"> </text:span></text:span><text:span text:style-name="Definition"><text:span text:style-name="T406">gebruiker</text:span></text:span><text:span text:style-name="T394">, </text:span><text:span text:style-name="T410">zoek en </text:span><text:span text:style-name="T394">start</text:span><text:span text:style-name="T402"> </text:span><text:span text:style-name="T400">In</text:span><text:span text:style-name="T396">stallatiemenu</text:span><text:span text:style-name="Strong_20_Emphasis"><text:span text:style-name="T263"> </text:span></text:span><text:span text:style-name="T394">en </text:span><text:span text:style-name="User_20_Entry"><text:span text:style-name="T223">kies </text:span></text:span><text:span text:style-name="User_20_Entry"><text:span text:style-name="T225">4 -</text:span></text:span><text:span text:style-name="User_20_Entry"><text:span text:style-name="T223"> </text:span></text:span><text:span text:style-name="User_20_Entry"><text:span text:style-name="T224">Gebruiker inrichten</text:span></text:span><text:span text:style-name="User_20_Entry"><text:span text:style-name="T223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70">via </text:span></text:span><text:span text:style-name="Strong_20_Emphasis"><text:span text:style-name="T79">het </text:span></text:span><text:span text:style-name="Strong_20_Emphasis"><text:span text:style-name="T143">Installatiemenu</text:span></text:span><text:span text:style-name="Strong_20_Emphasis"><text:span text:style-name="T263"> </text:span></text:span><text:span text:style-name="Strong_20_Emphasis"><text:span text:style-name="T80">en </text:span></text:span><text:span text:style-name="Strong_20_Emphasis"><text:span text:style-name="T68">keuze</text:span></text:span><text:span text:style-name="Strong_20_Emphasis"><text:span text:style-name="T65"> </text:span></text:span><text:span text:style-name="Strong_20_Emphasis"><text:span text:style-name="T244">4 -</text:span></text:span><text:span text:style-name="Strong_20_Emphasis"><text:span text:style-name="T227"> </text:span></text:span><text:span text:style-name="T257">Gebruiker inrichten</text:span><text:span text:style-name="Strong_20_Emphasis"><text:span text:style-name="T59">.</text:span></text:span></text:p>
          </table:table-cell>
        </table:table-row>
        <table:table-row table:style-name="TableLine9474762609980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1" draw:name="Vorm37" draw:style-name="gr1" draw:text-style-name="P98" svg:width="0.35cm" svg:height="0.35cm" draw:control="control22"/></text:span></text:span></text:p>
          </table:table-cell>
          <table:table-cell table:style-name="Tabel2.A1" office:value-type="string">
            <text:p text:style-name="P41"><text:span text:style-name="Strong_20_Emphasis"><text:span text:style-name="T389">Volg de aanwijzingen op het scherm.</text:span></text:span></text:p>
          </table:table-cell>
        </table:table-row>
        <table:table-row table:style-name="TableLine94747626098976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747626088848">
          <table:table-cell table:style-name="Tabel2.A1" office:value-type="string">
            <text:p text:style-name="P62"><text:span text:style-name="Strong_20_Emphasis"><text:span text:style-name="T84"><text:s/></text:span></text:span><text:span text:style-name="Strong_20_Emphasis"><text:span text:style-name="T122"><draw:control text:anchor-type="as-char" draw:z-index="45" draw:name="Vorm37_0" draw:style-name="gr1" draw:text-style-name="P98" svg:width="0.35cm" svg:height="0.35cm" draw:control="control46"/></text:span></text:span></text:p>
          </table:table-cell>
          <table:table-cell table:style-name="Tabel2.A1" office:value-type="string">
            <text:p text:style-name="P64"><text:span text:style-name="T345">Het</text:span><text:span text:style-name="T414"> </text:span><text:span text:style-name="T346">inrichten </text:span><text:span text:style-name="T414">kan nagelopen worden aan de hand van bestanden</text:span><text:span text:style-name="T413"><text:note text:id="ftn9" text:note-class="footnote"><text:note-citation>2</text:note-citation><text:note-body><text:p text:style-name="P85"><text:span text:style-name="T340">I</text:span><text:span text:style-name="T336">n</text:span><text:span text:style-name="T337"> de Persoonlijke map </text:span><text:span text:style-name="T336">bevat </text:span><text:span text:style-name="T340">map </text:span><text:span text:style-name="T337">kz_setup_list</text:span><text:span text:style-name="T335">s </text:span><text:span text:style-name="T339">bestanden met</text:span><text:span text:style-name="T336"> </text:span><text:span text:style-name="T338">eerder gekozen gebruikersfoto, </text:span><text:span text:style-name="T337">bureaubladachtergrond, favorieten, en opdrachtgeschiedenis.</text:span></text:p></text:note-body></text:note></text:span><text:span text:style-name="T414"> aangemaakt in hoofdstuk 1 met keuze 1 - Installatie voorbereiden.</text:span></text:p>
          </table:table-cell>
        </table:table-row>
        <table:table-row table:style-name="TableLine947476260602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4762626956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2" draw:name="Vorm38" draw:style-name="gr1" draw:text-style-name="P98" svg:width="0.35cm" svg:height="0.35cm" draw:control="control23"/></text:span></text:span></text:p>
          </table:table-cell>
          <table:table-cell table:style-name="Tabel2.A1" office:value-type="string">
            <text:p text:style-name="P41"><text:span text:style-name="Strong_20_Emphasis"><text:span text:style-name="T64">Herstart de computer.</text:span></text:span></text:p>
          </table:table-cell>
        </table:table-row>
        <table:table-row table:style-name="TableLine947476263336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4762632467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3" draw:name="Vorm39" draw:style-name="gr1" draw:text-style-name="P98" svg:width="0.35cm" svg:height="0.35cm" draw:control="control24"/></text:span></text:span></text:p>
          </table:table-cell>
          <table:table-cell table:style-name="Tabel2.A1" office:value-type="string">
            <text:p text:style-name="P41"><text:span text:style-name="Strong_20_Emphasis"><text:span text:style-name="T58">Aanmelden als </text:span></text:span><text:span text:style-name="Definition"><text:span text:style-name="T13">gebruiker</text:span></text:span><text:span text:style-name="Strong_20_Emphasis"><text:span text:style-name="T58">.</text:span></text:span></text:p>
          </table:table-cell>
        </table:table-row>
        <table:table-row table:style-name="TableLine947476263220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47626319440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4" draw:name="Vorm40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52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0">LVM met encryptie</text:span></text:span><text:span text:style-name="Strong_20_Emphasis"><text:span text:style-name="T262">,</text:span></text:span><text:span text:style-name="Strong_20_Emphasis"><text:span text:style-name="T24"> </text:span></text:span><text:span text:style-name="Strong_20_Emphasis"><text:span text:style-name="T27">l</text:span></text:span><text:span text:style-name="Strong_20_Emphasis"><text:span text:style-name="T24">eg de </text:span></text:span><text:span text:style-name="Strong_20_Emphasis"><text:span text:style-name="T45">wachtzin</text:span></text:span><text:span text:style-name="Strong_20_Emphasis"><text:span text:style-name="T24"> vast in </text:span></text:span><text:span text:style-name="Strong_20_Emphasis"><text:span text:style-name="T33">een</text:span></text:span><text:span text:style-name="Strong_20_Emphasis"><text:span text:style-name="T24"> </text:span></text:span><text:span text:style-name="Strong_20_Emphasis"><text:span text:style-name="T33">w</text:span></text:span><text:span text:style-name="Strong_20_Emphasis"><text:span text:style-name="T34">achtwoordkluis</text:span></text:span><text:span text:style-name="Strong_20_Emphasis"><text:span text:style-name="T24"> </text:span></text:span><text:span text:style-name="Strong_20_Emphasis"><text:span text:style-name="T33">zoals </text:span></text:span><text:span text:style-name="Strong_20_Emphasis"><text:span text:style-name="T159">Bitwarden</text:span></text:span><text:span text:style-name="Strong_20_Emphasis"><text:span text:style-name="T33">, </text:span></text:span><text:span text:style-name="Strong_20_Emphasis"><text:span text:style-name="T38">zie links in de </text:span></text:span><text:span text:style-name="Strong_20_Emphasis"><text:span text:style-name="T117">balk</text:span></text:span><text:span text:style-name="Strong_20_Emphasis"><text:span text:style-name="T38">.</text:span></text:span></text:p>
          </table:table-cell>
        </table:table-row>
        <table:table-row table:style-name="TableLine947476263143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4762627945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5" draw:name="Vorm4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235">Maak een </text:span></text:span><text:span text:style-name="Strong_20_Emphasis"><text:span text:style-name="T237">back-up</text:span></text:span><text:span text:style-name="Strong_20_Emphasis"><text:span text:style-name="T235"> </text:span></text:span><text:span text:style-name="Strong_20_Emphasis"><text:span text:style-name="T234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2">men</text:span></text:span><text:span text:style-name="Strong_20_Emphasis"><text:span text:style-name="T146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69">.</text:span></text:span></text:p>
          </table:table-cell>
        </table:table-row>
        <table:table-row table:style-name="TableLine9474762633265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6" draw:name="Vorm42" draw:style-name="gr1" draw:text-style-name="P98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266">K</text:span></text:span><text:span text:style-name="Strong_20_Emphasis"><text:span text:style-name="T235">ies</text:span></text:span><text:span text:style-name="Strong_20_Emphasis"><text:span text:style-name="T234"> </text:span></text:span><text:span text:style-name="Strong_20_Emphasis"><text:span text:style-name="T254">5 -</text:span></text:span><text:span text:style-name="T233"> </text:span><text:span text:style-name="T254">Opdrachtenmenu</text:span><text:span text:style-name="T235">, </text:span><text:span text:style-name="T268">kies</text:span><text:span text:style-name="T235"> </text:span><text:span text:style-name="T255">1 -</text:span><text:span text:style-name="T233"> </text:span><text:span text:style-name="T258">Back-up</text:span><text:span text:style-name="T255"> </text:span><text:span text:style-name="T258">maken</text:span><text:span text:style-name="T233">,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9">Verder</text:span></text:span><text:span text:style-name="Strong_20_Emphasis"><text:span text:style-name="T83">.</text:span></text:span></text:p>
          </table:table-cell>
        </table:table-row>
        <table:table-row table:style-name="TableLine9474762633324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7" draw:name="Vorm43" draw:style-name="gr1" draw:text-style-name="P98" svg:width="0.35cm" svg:height="0.35cm" draw:control="control28"/></text:span></text:span></text:p>
          </table:table-cell>
          <table:table-cell table:style-name="Tabel2.A1" office:value-type="string">
            <text:p text:style-name="P41"><text:span text:style-name="Strong_20_Emphasis"><text:span text:style-name="T232">Volg de aanwijzingen op het scherm.</text:span></text:span></text:p>
          </table:table-cell>
        </table:table-row>
        <table:table-row table:style-name="TableLine947476263228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4762632342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8" draw:name="Vorm44" draw:style-name="gr1" draw:text-style-name="P98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65">Plan automatische </text:span></text:span><text:span text:style-name="Strong_20_Emphasis"><text:span text:style-name="T267">reservekopieën</text:span></text:span><text:span text:style-name="Strong_20_Emphasis"><text:span text:style-name="T235"> </text:span></text:span><text:span text:style-name="Strong_20_Emphasis"><text:span text:style-name="T236">in </text:span></text:span><text:span text:style-name="Strong_20_Emphasis"><text:span text:style-name="T234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4">res</text:span></text:span><text:span text:style-name="Strong_20_Emphasis"><text:span text:style-name="T153">e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4">lik op </text:span></text:span><text:span text:style-name="Strong_20_Emphasis"><text:span text:style-name="T95">het </text:span></text:span><text:span text:style-name="Strong_20_Emphasis"><text:span text:style-name="T70">pictogram </text:span></text:span><text:span text:style-name="Strong_20_Emphasis"><text:span text:style-name="T95">van</text:span></text:span><text:span text:style-name="Strong_20_Emphasis"><text:span text:style-name="T74"> </text:span></text:span><text:span text:style-name="Strong_20_Emphasis"><text:span text:style-name="T248">Reservekopieën</text:span></text:span><text:span text:style-name="Strong_20_Emphasis"><text:span text:style-name="T69">.</text:span></text:span></text:p>
          </table:table-cell>
        </table:table-row>
        <table:table-row table:style-name="TableLine9474762632401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9" draw:name="Vorm45" draw:style-name="gr1" draw:text-style-name="P98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232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0"/>
      <text:p text:style-name="P68"><text:span text:style-name="T179">E</text:span><text:span text:style-name="T180">inde c</text:span><text:span text:style-name="T181">hecklist, </text:span><text:span text:style-name="T182">d</text:span><text:span text:style-name="T181">e</text:span><text:span text:style-name="T280"> installatie van </text:span><text:span text:style-name="T280"><text:reference-ref text:reference-format="text" text:ref-name="Distributie">Debian</text:reference-ref></text:span><text:span text:style-name="T280"><text:s/></text:span><text:span text:style-name="Strong_20_Emphasis"><text:span text:style-name="T289">GNU/Linux</text:span></text:span><text:span text:style-name="Strong_20_Emphasis"><text:span text:style-name="T280"> </text:span></text:span><text:span text:style-name="T281"><text:reference-ref text:reference-format="text" text:ref-name="Versie">11</text:reference-ref></text:span><text:span text:style-name="T280"><text:s/></text:span><text:span text:style-name="T286">LTS </text:span><text:span text:style-name="T280"><text:reference-ref text:reference-format="text" text:ref-name="Editie">desktop</text:reference-ref></text:span><text:span text:style-name="T280"><text:s/>is voltooid.</text:span></text:p>
      <text:p text:style-name="P22"/>
      <text:p text:style-name="P7"><text:span text:style-name="T112">Geschreven</text:span><text:span text:style-name="T32"> door Karel Zimmer &lt;</text:span><text:a xlink:type="simple" xlink:href="mailto:info@karelzimmer.nl" text:style-name="Internet_20_link" text:visited-style-name="Visited_20_Internet_20_Link">info@karelzimmer.nl</text:a><text:span text:style-name="T32">&gt;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11 desktop</text:file-name></text:span><text:span text:style-name="MT2"><text:tab/><text:tab/></text:span><text:span text:style-name="MT1"><text:date style:data-style-name="N36" text:date-value="2021-09-14T14:17:23.992952001">14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14T14:17:14.029260487</dc:date>
    <meta:keyword>Installatie</meta:keyword>
    <meta:keyword>Checklist</meta:keyword>
    <meta:keyword>Linux</meta:keyword>
    <meta:editing-cycles>6374</meta:editing-cycles>
    <meta:editing-duration>P11DT6H20M34S</meta:editing-duration>
    <meta:print-date>2021-03-23T20:07:57.967210640</meta:print-date>
    <dc:creator>Karel Zimmer</dc:creator>
    <meta:document-statistic meta:table-count="4" meta:image-count="0" meta:object-count="0" meta:page-count="4" meta:paragraph-count="130" meta:word-count="939" meta:character-count="6228" meta:non-whitespace-character-count="5294"/>
    <meta:user-defined meta:name="Info 1"/>
    <meta:user-defined meta:name="Info 2"/>
    <meta:user-defined meta:name="Info 3"/>
    <meta:user-defined meta:name="Info 4"/>
  </office:meta>
</office:document-meta>
</file>